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ff8000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b47804" draw:textarea-horizontal-align="justify" draw:textarea-vertical-align="middle" draw:auto-grow-height="false" fo:min-height="3.66cm" fo:min-width="3.41cm"/>
    </style:style>
    <style:style style:name="gr3" style:family="graphic" style:parent-style-name="standard">
      <style:graphic-properties svg:stroke-color="#000000" draw:fill-color="#ffd428" draw:textarea-horizontal-align="justify" draw:textarea-vertical-align="middle" draw:auto-grow-height="false" fo:min-height="4.645cm" fo:min-width="4.379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5.63cm" fo:min-width="5.349cm"/>
    </style:style>
    <style:style style:name="gr5" style:family="graphic" style:parent-style-name="standard">
      <style:graphic-properties svg:stroke-color="#000000" draw:fill-color="#158466" draw:textarea-horizontal-align="justify" draw:textarea-vertical-align="middle" draw:auto-grow-height="false" fo:min-height="6.611cm" fo:min-width="6.3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  <style:paragraph-properties style:writing-mode="lr-tb"/>
    </style:style>
    <style:style style:name="gr10" style:family="graphic" style:parent-style-name="standard">
      <style:graphic-properties svg:stroke-color="#000000" draw:fill-color="#ffffff" draw:opacity="70%" draw:textarea-horizontal-align="justify" draw:textarea-vertical-align="middle" draw:auto-grow-height="false" fo:min-height="3.66cm" fo:min-width="3.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8cm"/>
      <style:paragraph-properties style:writing-mode="lr-tb"/>
    </style:style>
    <style:style style:name="gr14" style:family="graphic" style:parent-style-name="standard">
      <style:graphic-properties svg:stroke-color="#000000" draw:fill-color="#ffffff" draw:opacity="70%" draw:textarea-horizontal-align="justify" draw:textarea-vertical-align="middle" draw:auto-grow-height="false" fo:min-height="4.645cm" fo:min-width="4.379cm"/>
    </style:style>
    <style:style style:name="gr15" style:family="graphic" style:parent-style-name="standard">
      <style:graphic-properties svg:stroke-color="#000000" svg:stroke-opacity="100%" draw:fill-color="#ffffff" draw:opacity="70%" draw:textarea-horizontal-align="justify" draw:textarea-vertical-align="middle" draw:auto-grow-height="false" fo:min-height="5.63cm" fo:min-width="5.349cm"/>
    </style:style>
    <style:style style:name="gr16" style:family="graphic" style:parent-style-name="standard">
      <style:graphic-properties svg:stroke-color="#000000" draw:fill-color="#ffffff" draw:opacity="70%" draw:textarea-horizontal-align="justify" draw:textarea-vertical-align="middle" draw:auto-grow-height="false" fo:min-height="5.63cm" fo:min-width="5.349cm"/>
    </style:style>
    <style:style style:name="gr17" style:family="graphic" style:parent-style-name="standard">
      <style:graphic-properties svg:stroke-color="#000000" draw:fill-color="#ffffff" draw:opacity="70%" draw:textarea-horizontal-align="justify" draw:textarea-vertical-align="middle" draw:auto-grow-height="false" fo:min-height="6.611cm" fo:min-width="6.324cm"/>
    </style:style>
    <style:style style:name="gr18" style:family="graphic" style:parent-style-name="standard">
      <style:graphic-properties svg:stroke-color="#000000" draw:fill-color="#b47804" draw:opacity="100%" draw:textarea-horizontal-align="justify" draw:textarea-vertical-align="middle" draw:auto-grow-height="false" fo:min-height="3.66cm" fo:min-width="3.41cm"/>
    </style:style>
    <style:style style:name="gr19" style:family="graphic" style:parent-style-name="standard">
      <style:graphic-properties svg:stroke-color="#000000" draw:fill-color="#ffd428" draw:textarea-horizontal-align="justify" draw:textarea-vertical-align="middle" draw:auto-grow-height="false" fo:min-height="0.15cm" fo:min-width="0cm"/>
    </style:style>
    <style:style style:name="gr20" style:family="graphic" style:parent-style-name="standard">
      <style:graphic-properties svg:stroke-color="#000000" draw:fill-color="#b47804"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svg:stroke-color="#000000" draw:fill-color="#729fcf" draw:textarea-horizontal-align="justify" draw:textarea-vertical-align="middle" draw:auto-grow-height="false" fo:min-height="0.15cm" fo:min-width="0cm"/>
    </style:style>
    <style:style style:name="gr22" style:family="graphic" style:parent-style-name="standard">
      <style:graphic-properties svg:stroke-color="#000000" draw:fill-color="#158466" draw:textarea-horizontal-align="justify" draw:textarea-vertical-align="middle" draw:auto-grow-height="false" fo:min-height="0.1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-color="#b47804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158466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 draw:opacity="70%"/>
      <style:paragraph-properties fo:text-align="center"/>
    </style:style>
    <style:style style:name="P9" style:family="paragraph">
      <loext:graphic-properties draw:fill-color="#b47804" draw:opacity="100%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-33% 58%" fo:font-size="11pt" style:font-size-asian="11pt" style:font-size-complex="11pt"/>
    </style:style>
    <style:style style:name="T3" style:family="text">
      <style:text-properties style:text-position="33% 58%" fo:font-size="11pt" style:font-size-asian="11pt" style:font-size-complex="11pt"/>
    </style:style>
    <style:style style:name="T4" style:family="text">
      <style:text-properties style:text-position="0% 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line draw:style-name="gr1" draw:text-style-name="P1" draw:layer="layout" svg:x1="9.609cm" svg:y1="19.497cm" svg:x2="13.892cm" svg:y2="16.91cm">
          <text:p/>
        </draw:line>
        <draw:line draw:style-name="gr1" draw:text-style-name="P1" draw:layer="layout" svg:x1="14.617cm" svg:y1="7.487cm" svg:x2="18.9cm" svg:y2="4.9cm">
          <text:p/>
        </draw:line>
        <draw:line draw:style-name="gr1" draw:text-style-name="P1" draw:layer="layout" svg:x1="14.579cm" svg:y1="7.544cm" svg:x2="17.1cm" svg:y2="10.7cm">
          <text:p/>
        </draw:line>
        <draw:line draw:style-name="gr1" draw:text-style-name="P1" draw:layer="layout" svg:x1="14.607cm" svg:y1="7.495cm" svg:x2="11.21cm" svg:y2="11.492cm">
          <text:p/>
        </draw:line>
        <draw:custom-shape draw:style-name="gr2" draw:text-style-name="P2" draw:layer="layout" svg:width="3.91cm" svg:height="3.91cm" svg:x="3.645cm" svg:y="5.545cm">
          <text:p/>
          <draw:enhanced-geometry svg:viewBox="0 0 21600 21600" draw:mirror-horizontal="false" draw:mirror-vertical="false" draw:type="block-arc" draw:modifiers="-89.1823231722655 8707.713615188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4.879cm" svg:height="4.895cm" draw:transform="skewX (-0.00331612557878923) rotate (0.0015707963267949) translate (3.152cm 5.052cm)">
          <text:p/>
          <draw:enhanced-geometry svg:viewBox="0 0 21600 21600" draw:type="block-arc" draw:modifiers="-89.802753013695 9000.05333227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5.849cm" svg:height="5.88cm" draw:transform="skewX (-0.00488692190558412) translate (2.668cm 4.553cm)">
          <text:p/>
          <draw:enhanced-geometry svg:viewBox="0 0 21600 21600" draw:type="block-arc" draw:modifiers="-89.8399703358765 9253.7684531953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6.824cm" svg:height="6.861cm" draw:transform="skewX (-0.00523598775598299) rotate (0.00261799387799149) translate (2.17cm 4.071cm)">
          <text:p/>
          <draw:enhanced-geometry svg:viewBox="0 0 21600 21600" draw:type="block-arc" draw:modifiers="-89.8955374823905 9547.203276903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5.6cm" svg:y1="7.5cm" svg:x2="5.6cm" svg:y2="2.8cm">
          <text:p/>
        </draw:line>
        <draw:line draw:style-name="gr1" draw:text-style-name="P1" draw:layer="layout" svg:x1="5.6cm" svg:y1="7.509cm" svg:x2="3.5cm" svg:y2="11.6cm">
          <text:p/>
        </draw:line>
        <draw:frame draw:style-name="gr6" draw:text-style-name="P6" draw:layer="layout" svg:width="2.005cm" svg:height="0.683cm" svg:x="5.6cm" svg:y="2.417cm">
          <draw:text-box>
            <text:p><text:span text:style-name="T1">DOY = </text:span><text:span text:style-name="T1">0</text:span></text:p>
          </draw:text-box>
        </draw:frame>
        <draw:frame draw:style-name="gr7" draw:text-style-name="P6" draw:layer="layout" svg:width="2.437cm" svg:height="0.683cm" svg:x="1.263cm" svg:y="11.6cm">
          <draw:text-box>
            <text:p><text:span text:style-name="T1">DOY = 200</text:span></text:p>
          </draw:text-box>
        </draw:frame>
        <draw:frame draw:style-name="gr8" draw:text-style-name="P7" draw:layer="layout" svg:width="6.873cm" svg:height="0.962cm" svg:x="2cm" svg:y="1.3cm">
          <draw:text-box>
            <text:p>Evergreen progressive</text:p>
          </draw:text-box>
        </draw:frame>
        <draw:line draw:style-name="gr1" draw:text-style-name="P1" draw:layer="layout" svg:x1="14.588cm" svg:y1="7.501cm" svg:x2="14.588cm" svg:y2="2.801cm">
          <text:p/>
        </draw:line>
        <draw:line draw:style-name="gr1" draw:text-style-name="P1" draw:layer="layout" svg:x1="14.588cm" svg:y1="7.51cm" svg:x2="12.488cm" svg:y2="11.601cm">
          <text:p/>
        </draw:line>
        <draw:frame draw:style-name="gr6" draw:text-style-name="P6" draw:layer="layout" svg:width="2.005cm" svg:height="0.683cm" svg:x="14.588cm" svg:y="2.418cm">
          <draw:text-box>
            <text:p><text:span text:style-name="T1">DOY = 0</text:span></text:p>
          </draw:text-box>
        </draw:frame>
        <draw:frame draw:style-name="gr7" draw:text-style-name="P6" draw:layer="layout" svg:width="2.437cm" svg:height="0.683cm" svg:x="12cm" svg:y="11.717cm">
          <draw:text-box>
            <text:p><text:span text:style-name="T1">DOY = 200</text:span></text:p>
          </draw:text-box>
        </draw:frame>
        <draw:frame draw:style-name="gr9" draw:text-style-name="P7" draw:layer="layout" svg:width="6.204cm" svg:height="0.962cm" svg:x="10.988cm" svg:y="1.301cm">
          <draw:text-box>
            <text:p>Evergreen one-flush</text:p>
          </draw:text-box>
        </draw:frame>
        <draw:custom-shape draw:style-name="gr10" draw:text-style-name="P8" draw:layer="layout" svg:width="3.91cm" svg:height="3.91cm" draw:transform="rotate (0.189891822616983) translate (12.3cm 5.945cm)">
          <text:p/>
          <draw:enhanced-geometry svg:viewBox="0 0 21600 21600" draw:mirror-horizontal="false" draw:mirror-vertical="false" draw:type="block-arc" draw:modifiers="16.5351138499054 8586.9686963994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14.588cm" svg:y1="7.51cm" svg:x2="18.8cm" svg:y2="7.6cm">
          <text:p/>
        </draw:line>
        <draw:custom-shape draw:style-name="gr3" draw:text-style-name="P3" draw:layer="layout" svg:width="4.879cm" svg:height="4.895cm" draw:transform="skewX (-0.00331612557878928) rotate (-2.05023827231774) translate (17.902cm 6.456cm)">
          <text:p/>
          <draw:enhanced-geometry svg:viewBox="0 0 21600 21600" draw:type="block-arc" draw:modifiers="-113.434331101879 9126.298513622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6.824cm" svg:height="6.861cm" draw:transform="skewX (-0.00523598775598312) rotate (-2.05146000279414) translate (19.233cm 6.032cm)">
          <text:p/>
          <draw:enhanced-geometry svg:viewBox="0 0 21600 21600" draw:type="block-arc" draw:modifiers="-113.109600537822 9510.844376040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14.6cm" svg:y1="7.5cm" svg:x2="10cm" svg:y2="9.5cm">
          <text:p/>
        </draw:line>
        <draw:frame draw:style-name="gr11" draw:text-style-name="P6" draw:layer="layout" svg:width="2.365cm" svg:height="0.8cm" svg:x="17.935cm" svg:y="7.7cm">
          <draw:text-box>
            <text:p><text:span text:style-name="T1">S</text:span><text:span text:style-name="T2">eco</text:span><text:span text:style-name="T1"> &gt; S</text:span><text:span text:style-name="T3">*</text:span><text:span text:style-name="T2">eco</text:span></text:p>
          </draw:text-box>
        </draw:frame>
        <draw:frame draw:style-name="gr12" draw:text-style-name="P6" draw:layer="layout" svg:width="2.4cm" svg:height="0.776cm" svg:x="9.4cm" svg:y="9.6cm">
          <draw:text-box>
            <text:p><text:span text:style-name="T1">S</text:span><text:span text:style-name="T2">sen</text:span><text:span text:style-name="T1"> &gt; S</text:span><text:span text:style-name="T3">*</text:span><text:span text:style-name="T2">sen</text:span></text:p>
          </draw:text-box>
        </draw:frame>
        <draw:line draw:style-name="gr1" draw:text-style-name="P1" draw:layer="layout" svg:x1="9.588cm" svg:y1="19.502cm" svg:x2="9.588cm" svg:y2="14.802cm">
          <text:p/>
        </draw:line>
        <draw:line draw:style-name="gr1" draw:text-style-name="P1" draw:layer="layout" svg:x1="9.588cm" svg:y1="19.511cm" svg:x2="7.488cm" svg:y2="23.602cm">
          <text:p/>
        </draw:line>
        <draw:frame draw:style-name="gr6" draw:text-style-name="P6" draw:layer="layout" svg:width="2.005cm" svg:height="0.683cm" svg:x="9.588cm" svg:y="14.419cm">
          <draw:text-box>
            <text:p><text:span text:style-name="T1">DOY = 0</text:span></text:p>
          </draw:text-box>
        </draw:frame>
        <draw:frame draw:style-name="gr7" draw:text-style-name="P6" draw:layer="layout" svg:width="2.437cm" svg:height="0.683cm" svg:x="6.9cm" svg:y="23.6cm">
          <draw:text-box>
            <text:p><text:span text:style-name="T1">DOY = 200</text:span></text:p>
          </draw:text-box>
        </draw:frame>
        <draw:frame draw:style-name="gr13" draw:text-style-name="P7" draw:layer="layout" svg:width="7.368cm" svg:height="0.962cm" svg:x="5.988cm" svg:y="13.302cm">
          <draw:text-box>
            <text:p>Winter (semi)-deciduous</text:p>
          </draw:text-box>
        </draw:frame>
        <draw:line draw:style-name="gr1" draw:text-style-name="P1" draw:layer="layout" svg:x1="9.588cm" svg:y1="19.511cm" svg:x2="13.8cm" svg:y2="19.601cm">
          <text:p/>
        </draw:line>
        <draw:custom-shape draw:style-name="gr3" draw:text-style-name="P3" draw:layer="layout" svg:width="4.879cm" svg:height="4.895cm" draw:transform="skewX (-0.00331612557878928) rotate (1.89246050793745) translate (8.06cm 22.592cm)">
          <text:p/>
          <draw:enhanced-geometry svg:viewBox="0 0 21600 21600" draw:type="block-arc" draw:modifiers="-94.6189574111387 9069.159896896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5.849cm" svg:height="5.88cm" draw:transform="skewX (-0.00488692190558411) rotate (2.21412468908001) translate (9.022cm 23.612cm)">
          <text:p/>
          <draw:enhanced-geometry svg:viewBox="0 0 21600 21600" draw:type="block-arc" draw:modifiers="-100.515769801119 9609.792353548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9.6cm" svg:y1="19.501cm" svg:x2="5cm" svg:y2="21.501cm">
          <text:p/>
        </draw:line>
        <draw:frame draw:style-name="gr11" draw:text-style-name="P6" draw:layer="layout" svg:width="2.365cm" svg:height="0.8cm" svg:x="13.9cm" svg:y="19.3cm">
          <draw:text-box>
            <text:p><text:span text:style-name="T1">S</text:span><text:span text:style-name="T2">eco</text:span><text:span text:style-name="T1"> &gt; S</text:span><text:span text:style-name="T3">*</text:span><text:span text:style-name="T2">eco</text:span></text:p>
          </draw:text-box>
        </draw:frame>
        <draw:frame draw:style-name="gr12" draw:text-style-name="P6" draw:layer="layout" svg:width="2.4cm" svg:height="0.776cm" svg:x="2.6cm" svg:y="20.924cm">
          <draw:text-box>
            <text:p><text:span text:style-name="T1">S</text:span><text:span text:style-name="T2">sen</text:span><text:span text:style-name="T1"> &gt; S</text:span><text:span text:style-name="T3">*</text:span><text:span text:style-name="T2">sen</text:span></text:p>
          </draw:text-box>
        </draw:frame>
        <draw:line draw:style-name="gr1" draw:text-style-name="P1" draw:layer="layout" svg:x1="9.597cm" svg:y1="19.503cm" svg:x2="6.2cm" svg:y2="23.5cm">
          <text:p/>
        </draw:line>
        <draw:frame draw:style-name="gr12" draw:text-style-name="P6" draw:layer="layout" svg:width="2.3cm" svg:height="0.776cm" svg:x="4.3cm" svg:y="23.4cm">
          <draw:text-box>
            <text:p><text:span text:style-name="T1">Pd &lt; Pd</text:span><text:span text:style-name="T2">sen</text:span></text:p>
          </draw:text-box>
        </draw:frame>
        <draw:custom-shape draw:style-name="gr14" draw:text-style-name="P8" draw:layer="layout" svg:width="4.879cm" svg:height="4.895cm" draw:transform="skewX (-0.00331612557878924) rotate (1.89455490303984) translate (8.048cm 22.597cm)">
          <text:p/>
          <draw:enhanced-geometry svg:viewBox="0 0 21600 21600" draw:type="block-arc" draw:modifiers="-82.7338759083778 9063.9655918669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" draw:text-style-name="P8" draw:layer="layout" svg:width="3.91cm" svg:height="3.91cm" draw:transform="rotate (0.189891822616983) translate (7.3cm 17.946cm)">
          <text:p/>
          <draw:enhanced-geometry svg:viewBox="0 0 21600 21600" draw:mirror-horizontal="false" draw:mirror-vertical="false" draw:type="block-arc" draw:modifiers="16.5351138499054 8586.9686963994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8" draw:layer="layout" svg:width="5.849cm" svg:height="5.88cm" draw:transform="skewX (-0.00488692190558417) rotate (2.22058240731239) translate (9.033cm 23.615cm)">
          <text:p/>
          <draw:enhanced-geometry svg:viewBox="0 0 21600 21600" draw:type="block-arc" draw:modifiers="-74.9059429016791 9386.584933844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8" draw:layer="layout" svg:width="5.849cm" svg:height="5.88cm" draw:transform="skewX (-0.00488692190558428) rotate (2.339264796448) translate (14.525cm 11.649cm)">
          <text:p/>
          <draw:enhanced-geometry svg:viewBox="0 0 21600 21600" draw:type="block-arc" draw:modifiers="-67.2527843962547 9520.4372453968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8" draw:layer="layout" svg:width="4.879cm" svg:height="4.895cm" draw:transform="skewX (-0.0033161255787892) rotate (-2.04901654184134) translate (17.894cm 6.454cm)">
          <text:p/>
          <draw:enhanced-geometry svg:viewBox="0 0 21600 21600" draw:type="block-arc" draw:modifiers="-62.1219743703897 9248.312668506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6.824cm" svg:height="6.861cm" draw:transform="skewX (-0.00523598775598304) rotate (-2.05495066129812) translate (19.231cm 6.049cm)">
          <text:p/>
          <draw:enhanced-geometry svg:viewBox="0 0 21600 21600" draw:type="block-arc" draw:modifiers="-60.7890664070881 9639.90705247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3.91cm" svg:height="3.91cm" draw:transform="rotate (-2.96479080036277) translate (11.858cm 21.087cm)">
          <text:p/>
          <draw:enhanced-geometry svg:viewBox="0 0 21600 21600" draw:mirror-horizontal="false" draw:mirror-vertical="false" draw:type="block-arc" draw:modifiers="-7.08265266394367 8801.603583885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9" draw:layer="layout" svg:width="3.91cm" svg:height="3.91cm" draw:transform="rotate (-2.96479080036277) translate (16.857cm 9.099cm)">
          <text:p/>
          <draw:enhanced-geometry svg:viewBox="0 0 21600 21600" draw:mirror-horizontal="false" draw:mirror-vertical="false" draw:type="block-arc" draw:modifiers="-7.08265266394367 8801.603583885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3" draw:layer="layout" svg:width="0.4cm" svg:height="0.4cm" svg:x="15.4cm" svg:y="16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4cm" svg:height="0.4cm" svg:x="15.4cm" svg:y="1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4cm" svg:height="0.4cm" svg:x="15.4cm" svg:y="16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0.4cm" svg:height="0.4cm" svg:x="15.4cm" svg:y="17.4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276cm" svg:height="0.683cm" svg:x="16.1cm" svg:y="15.417cm">
          <draw:text-box>
            <text:p><text:span text:style-name="T1">Dormancy</text:span></text:p>
          </draw:text-box>
        </draw:frame>
        <draw:frame draw:style-name="gr24" draw:text-style-name="P6" draw:layer="layout" svg:width="2.64cm" svg:height="0.683cm" svg:x="16.1cm" svg:y="16.018cm">
          <draw:text-box>
            <text:p><text:span text:style-name="T1">Senescence</text:span></text:p>
          </draw:text-box>
        </draw:frame>
        <draw:frame draw:style-name="gr25" draw:text-style-name="P6" draw:layer="layout" svg:width="2.928cm" svg:height="0.683cm" svg:x="16.1cm" svg:y="16.619cm">
          <draw:text-box>
            <text:p><text:span text:style-name="T1">Bud formation</text:span></text:p>
          </draw:text-box>
        </draw:frame>
        <draw:frame draw:style-name="gr26" draw:text-style-name="P6" draw:layer="layout" svg:width="2.14cm" svg:height="0.683cm" svg:x="16.1cm" svg:y="17.22cm">
          <draw:text-box>
            <text:p><text:span text:style-name="T1">Unfolding</text:span></text:p>
          </draw:text-box>
        </draw:frame>
        <draw:frame draw:style-name="gr12" draw:text-style-name="P6" draw:layer="layout" svg:width="2.3cm" svg:height="0.776cm" svg:x="9.31cm" svg:y="11.392cm">
          <draw:text-box>
            <text:p><text:span text:style-name="T1">Pd &lt; Pd</text:span><text:span text:style-name="T2">sen</text:span></text:p>
          </draw:text-box>
        </draw:frame>
        <draw:custom-shape draw:style-name="gr4" draw:text-style-name="P4" draw:layer="layout" svg:width="5.849cm" svg:height="5.88cm" draw:transform="skewX (-0.00488692190558406) rotate (2.31448112106968) translate (14.437cm 11.651cm)">
          <text:p/>
          <draw:enhanced-geometry svg:viewBox="0 0 21600 21600" draw:type="block-arc" draw:modifiers="-106.455800368893 9384.717742814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7" draw:text-style-name="P6" draw:layer="layout" svg:width="3.365cm" svg:height="0.776cm" svg:x="16.435cm" svg:y="10.9cm">
          <draw:text-box>
            <text:p><text:span text:style-name="T1">S</text:span><text:span text:style-name="T2">eco</text:span><text:span text:style-name="T1"> &gt; S</text:span><text:span text:style-name="T3">*</text:span><text:span text:style-name="T2">eco</text:span><text:span text:style-name="T4">+ S</text:span><text:span text:style-name="T2">unf</text:span></text:p>
          </draw:text-box>
        </draw:frame>
        <draw:frame draw:style-name="gr12" draw:text-style-name="P6" draw:layer="layout" svg:width="1.8cm" svg:height="0.776cm" svg:x="18cm" svg:y="4cm">
          <draw:text-box>
            <text:p><text:span text:style-name="T1">T &gt; T</text:span><text:span text:style-name="T2">eco</text:span></text:p>
          </draw:text-box>
        </draw:frame>
        <draw:frame draw:style-name="gr12" draw:text-style-name="P6" draw:layer="layout" svg:width="1.8cm" svg:height="0.776cm" svg:x="12.992cm" svg:y="16.01cm">
          <draw:text-box>
            <text:p><text:span text:style-name="T1">T &gt; T</text:span><text:span text:style-name="T2">eco</text:span></text:p>
          </draw:text-box>
        </draw:frame>
        <draw:line draw:style-name="gr1" draw:text-style-name="P1" draw:layer="layout" svg:x1="9.571cm" svg:y1="19.535cm" svg:x2="12.092cm" svg:y2="22.691cm">
          <text:p/>
        </draw:line>
        <draw:frame draw:style-name="gr27" draw:text-style-name="P6" draw:layer="layout" svg:width="3.365cm" svg:height="0.776cm" svg:x="11.427cm" svg:y="22.891cm">
          <draw:text-box>
            <text:p><text:span text:style-name="T1">S</text:span><text:span text:style-name="T2">eco</text:span><text:span text:style-name="T1"> &gt; S</text:span><text:span text:style-name="T3">*</text:span><text:span text:style-name="T2">eco</text:span><text:span text:style-name="T4">+ S</text:span><text:span text:style-name="T2">unf</text:span></text:p>
          </draw:text-box>
        </draw:frame>
        <draw:custom-shape draw:style-name="gr5" draw:text-style-name="P5" draw:layer="layout" svg:width="6.824cm" svg:height="6.861cm" draw:transform="skewX (-0.00523598775598312) rotate (-2.05146000279414) translate (14.232cm 18.032cm)">
          <text:p/>
          <draw:enhanced-geometry svg:viewBox="0 0 21600 21600" draw:type="block-arc" draw:modifiers="-113.109600537822 9510.844376040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6.824cm" svg:height="6.861cm" draw:transform="skewX (-0.00523598775598304) rotate (-2.05495066129812) translate (14.23cm 18.049cm)">
          <text:p/>
          <draw:enhanced-geometry svg:viewBox="0 0 21600 21600" draw:type="block-arc" draw:modifiers="-60.7890664070881 9639.90705247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5:33:12.590593910</meta:creation-date>
    <dc:date>2021-05-19T17:00:05.401027775</dc:date>
    <meta:editing-duration>PT1H1M56S</meta:editing-duration>
    <meta:editing-cycles>25</meta:editing-cycles>
    <meta:generator>LibreOffice/6.4.7.2$Linux_X86_64 LibreOffice_project/40$Build-2</meta:generator>
    <meta:document-statistic meta:object-count="63"/>
  </office:meta>
</office:document-meta>
</file>